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e5ca" draw:fill-color="#ffe5ca" draw:textarea-horizontal-align="justify" draw:textarea-vertical-align="bottom" draw:auto-grow-height="false" fo:min-height="2.298cm" fo:min-width="12.454cm"/>
    </style:style>
    <style:style style:name="gr2" style:family="graphic" style:parent-style-name="standard">
      <style:graphic-properties svg:stroke-color="#ffe5ca" draw:fill-color="#ffe5ca" draw:textarea-horizontal-align="justify" draw:textarea-vertical-align="bottom" draw:auto-grow-height="false" fo:min-height="2.036cm" fo:min-width="12.45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568cm" fo:min-width="11.4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gr8" style:family="graphic" style:parent-style-name="standard">
      <style:graphic-properties svg:stroke-color="#579835" draw:fill-color="#e0efd4" draw:textarea-horizontal-align="justify" draw:textarea-vertical-align="middle" draw:auto-grow-height="false" fo:min-height="0.512cm" fo:min-width="1.532cm"/>
    </style:style>
    <style:style style:name="gr9" style:family="graphic" style:parent-style-name="standard">
      <style:graphic-properties svg:stroke-color="#ffe5ca" draw:fill-color="#ffe5ca" draw:textarea-horizontal-align="justify" draw:textarea-vertical-align="top" draw:auto-grow-height="false" fo:min-height="2.298cm" fo:min-width="12.45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e5ca"/>
      <style:paragraph-properties fo:text-align="start"/>
      <style:text-properties fo:font-size="13pt" style:font-size-asian="13pt" style:font-size-complex="13pt"/>
    </style:style>
    <style:style style:name="P3" style:family="paragraph">
      <loext:graphic-properties draw:fill-color="#ffe5ca"/>
      <style:paragraph-properties fo:text-align="end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margin-top="0.102cm" fo:margin-bottom="0cm"/>
    </style:style>
    <style:style style:name="P9" style:family="paragraph">
      <loext:graphic-properties draw:fill="none" draw:fill-color="#ffffff"/>
      <style:paragraph-properties fo:margin-top="0.102cm" fo:margin-bottom="0cm"/>
      <style:text-properties fo:font-size="14pt" style:font-size-asian="14pt" style:font-size-complex="14pt"/>
    </style:style>
    <style:style style:name="P10" style:family="paragraph">
      <loext:graphic-properties draw:fill-color="#e0efd4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2.954cm" svg:height="2.548cm" svg:x="1.016cm" svg:y="4.819cm">
          <text:p text:style-name="P1"><text:span text:style-name="T1">extern "C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954cm" svg:height="2.286cm" svg:x="1.017cm" svg:y="7.874cm">
          <text:p text:style-name="P1"><text:span text:style-name="T1">-std=c++20, struct, class, namespace std::, standard-libr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12.192cm" svg:height="1.016cm" svg:x="1.425cm" svg:y="1.016cm">
          <text:p text:style-name="P4"><text:span text:style-name="T2">HTML: &lt;button onclick=”myFunc()”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12.192cm" svg:height="1.016cm" svg:x="1.425cm" svg:y="3.049cm">
          <text:p text:style-name="P4"><text:span text:style-name="T2">JS: myFunc() { Module.ccall(“myCFunc”, ...)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12.192cm" svg:height="1.016cm" svg:x="1.425cm" svg:y="5.589cm">
          <text:p text:style-name="P4"><text:span text:style-name="T2">C/C++(extern "C"): myCFunc(…) { myFreeFunc()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12.192cm" svg:height="1.016cm" svg:x="1.425cm" svg:y="8.383cm">
          <text:p text:style-name="P4"><text:span text:style-name="T2">C/C++: myFreeFun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13.617cm" svg:y1="3.557cm" svg:x2="13.617cm" svg:y2="6.097cm" draw:start-shape="id1" draw:start-glue-point="1" draw:end-shape="id2" svg:d="M13617 3557c753 0 753 2540 0 2540" svg:viewBox="0 0 566 2541">
          <text:p/>
        </draw:connector>
        <draw:connector draw:style-name="gr4" draw:text-style-name="P6" draw:layer="layout" draw:type="curve" svg:x1="13.617cm" svg:y1="1.524cm" svg:x2="13.617cm" svg:y2="3.557cm" draw:start-shape="id3" draw:start-glue-point="1" draw:end-shape="id1" draw:end-glue-point="1" svg:d="M13617 1524c753 0 753 2033 0 2033" svg:viewBox="0 0 566 2034">
          <text:p/>
        </draw:connector>
        <draw:connector draw:style-name="gr4" draw:text-style-name="P6" draw:layer="layout" draw:type="curve" svg:x1="13.617cm" svg:y1="6.097cm" svg:x2="13.617cm" svg:y2="8.891cm" draw:start-shape="id2" draw:start-glue-point="1" draw:end-shape="id4" draw:end-glue-point="1" svg:d="M13617 6097c753 0 753 2794 0 2794" svg:viewBox="0 0 566 2795">
          <text:p/>
        </draw:connector>
        <draw:frame draw:style-name="gr5" draw:text-style-name="P7" draw:layer="layout" svg:width="2.794cm" svg:height="1cm" svg:x="14.378cm" svg:y="1.989cm">
          <draw:text-box>
            <text:p><text:span text:style-name="T3">As usual</text:span></text:p>
          </draw:text-box>
        </draw:frame>
        <draw:frame draw:style-name="gr6" draw:text-style-name="P9" draw:layer="layout" svg:width="10.668cm" svg:height="2.376cm" svg:x="14.378cm" svg:y="4.827cm">
          <draw:text-box>
            <text:p text:style-name="P8"><text:span text:style-name="T3">Call myCFunc() via WebAssembly</text:span></text:p>
            <text:p text:style-name="P8"><text:span text:style-name="T3">Here myCFunc() can be regarded as a lapper</text:span></text:p>
          </draw:text-box>
        </draw:frame>
        <draw:frame draw:style-name="gr7" draw:text-style-name="P7" draw:layer="layout" svg:width="9.398cm" svg:height="1.688cm" svg:x="14.378cm" svg:y="7.875cm">
          <draw:text-box>
            <text:p><text:span text:style-name="T3">Call cpp standard-libraries and sources</text:span></text:p>
          </draw:text-box>
        </draw:frame>
        <draw:custom-shape draw:style-name="gr8" draw:text-style-name="P10" draw:layer="layout" svg:width="2.032cm" svg:height="0.762cm" svg:x="13.87cm" svg:y="3.811cm">
          <text:p text:style-name="P4"><text:span text:style-name="T4">.was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954cm" svg:height="2.548cm" svg:x="16.05cm" svg:y="16.818cm">
          <text:p text:style-name="P11"><text:span text:style-name="T1">extern "C" {</text:span></text:p>
          <text:p text:style-name="P11"><text:span text:style-name="T1"/></text:p>
          <text:p text:style-name="P11"><text:span text:style-name="T1"/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954cm" svg:height="2.286cm" svg:x="16.051cm" svg:y="19.873cm">
          <text:p text:style-name="P1"><text:span text:style-name="T1">-std=c++20, struct, class, namespace std::, standard-libr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12.192cm" svg:height="1.016cm" svg:x="16.458cm" svg:y="17.588cm">
          <text:p text:style-name="P4"><text:span text:style-name="T2">Restricted C/C++: myCFunc(…) { myFreeFunc()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12.192cm" svg:height="1.016cm" svg:x="16.458cm" svg:y="20.382cm">
          <text:p text:style-name="P4"><text:span text:style-name="T2">C/C++: myFreeFun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18.87287024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8.65cm" svg:y1="15.556cm" svg:x2="22.554cm" svg:y2="17.588cm" draw:end-shape="id5" svg:d="M28650 15556c0 1149-6096 133-6096 2032" svg:viewBox="0 0 6097 2033">
          <text:p/>
        </draw:connector>
        <draw:connector draw:style-name="gr4" draw:text-style-name="P6" draw:layer="layout" draw:type="curve" svg:x1="28.651cm" svg:y1="13.524cm" svg:x2="28.65cm" svg:y2="15.556cm" svg:d="M28651 13524c0 1524-1 508-1 2032" svg:viewBox="0 0 2 2033">
          <text:p/>
        </draw:connector>
        <draw:connector draw:style-name="gr4" draw:text-style-name="P6" draw:layer="layout" draw:type="curve" svg:x1="28.65cm" svg:y1="18.096cm" svg:x2="28.65cm" svg:y2="20.89cm" draw:start-shape="id5" draw:start-glue-point="1" draw:end-shape="id6" draw:end-glue-point="1" svg:d="M28650 18096c753 0 753 2794 0 2794" svg:viewBox="0 0 566 2795">
          <text:p/>
        </draw:connector>
        <draw:frame draw:style-name="gr5" draw:text-style-name="P7" draw:layer="layout" svg:width="2.794cm" svg:height="1cm" svg:x="29.412cm" svg:y="13.988cm">
          <draw:text-box>
            <text:p><text:span text:style-name="T3">As usual</text:span></text:p>
          </draw:text-box>
        </draw:frame>
        <draw:frame draw:style-name="gr6" draw:text-style-name="P7" draw:layer="layout" svg:width="10.668cm" svg:height="2.376cm" svg:x="29.412cm" svg:y="16.826cm">
          <draw:text-box>
            <text:p><text:span text:style-name="T3">Call myCFunc() via WebAssembly</text:span></text:p>
            <text:p><text:span text:style-name="T3">Here myCFunc() can be regarded as a lappe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049cm" svg:x="1cm" svg:y="4.248cm"/>
      <draw:page-thumbnail draw:layer="backgroundobjects" svg:width="8.999cm" svg:height="4.049cm" svg:x="1cm" svg:y="12.824cm"/>
      <draw:page-thumbnail draw:layer="backgroundobjects" svg:width="8.999cm" svg:height="4.049cm" svg:x="1cm" svg:y="21.4cm"/>
      <draw:page-thumbnail draw:layer="backgroundobjects" svg:width="8.999cm" svg:height="4.049cm" svg:x="11cm" svg:y="4.248cm"/>
      <draw:page-thumbnail draw:layer="backgroundobjects" svg:width="8.999cm" svg:height="4.049cm" svg:x="11cm" svg:y="12.824cm"/>
      <draw:page-thumbnail draw:layer="backgroundobjects" svg:width="8.999cm" svg:height="4.049cm" svg:x="11cm" svg:y="21.4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12:53:20.740788332</meta:creation-date>
    <dc:date>2020-04-03T08:29:07.157849104</dc:date>
    <meta:editing-duration>PT6M18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